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5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7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69" style:family="paragraph" style:parent-style-name="Standard" style:list-style-name="L1">
      <style:text-properties officeooo:rsid="01af9d02" officeooo:paragraph-rsid="01af9d02"/>
    </style:style>
    <style:style style:name="P370" style:family="paragraph" style:parent-style-name="Standard">
      <style:text-properties officeooo:rsid="01ce3fd6" officeooo:paragraph-rsid="01ce3fd6"/>
    </style:style>
    <style:style style:name="P371" style:family="paragraph" style:parent-style-name="Standard">
      <style:text-properties officeooo:rsid="01f38d92" officeooo:paragraph-rsid="01f38d92"/>
    </style:style>
    <style:style style:name="P372" style:family="paragraph" style:parent-style-name="Standard">
      <style:text-properties officeooo:rsid="01f38d92" officeooo:paragraph-rsid="01fb6b3b"/>
    </style:style>
    <style:style style:name="P373" style:family="paragraph" style:parent-style-name="Standard">
      <style:text-properties officeooo:rsid="01fb6b3b" officeooo:paragraph-rsid="01fb6b3b"/>
    </style:style>
    <style:style style:name="P374" style:family="paragraph" style:parent-style-name="Standard">
      <style:text-properties officeooo:rsid="02000117" officeooo:paragraph-rsid="02000117"/>
    </style:style>
    <style:style style:name="P375" style:family="paragraph" style:parent-style-name="Standard">
      <style:text-properties officeooo:rsid="02000117" officeooo:paragraph-rsid="02000117" fo:background-color="#ffff00"/>
    </style:style>
    <style:style style:name="P376" style:family="paragraph" style:parent-style-name="Standard">
      <style:text-properties officeooo:rsid="02016f52" officeooo:paragraph-rsid="02016f52" fo:background-color="#ffff00"/>
    </style:style>
    <style:style style:name="P377" style:family="paragraph" style:parent-style-name="Standard">
      <style:text-properties officeooo:rsid="02032e93" officeooo:paragraph-rsid="02032e93" fo:background-color="#ffff00"/>
    </style:style>
    <style:style style:name="P378" style:family="paragraph" style:parent-style-name="Standard">
      <style:text-properties officeooo:rsid="0204b13f" officeooo:paragraph-rsid="0204b13f" fo:background-color="#ffff00"/>
    </style:style>
    <style:style style:name="P379" style:family="paragraph" style:parent-style-name="Standard">
      <style:text-properties officeooo:rsid="0207f821" officeooo:paragraph-rsid="0207f821" fo:background-color="#ffff00"/>
    </style:style>
    <style:style style:name="P380" style:family="paragraph" style:parent-style-name="Standard">
      <style:text-properties officeooo:rsid="020aeee6" officeooo:paragraph-rsid="020aeee6" fo:background-color="#ffff00"/>
    </style:style>
    <style:style style:name="P381" style:family="paragraph" style:parent-style-name="Standard">
      <style:text-properties officeooo:rsid="020e3610" officeooo:paragraph-rsid="020e3610" fo:background-color="#ffff00"/>
    </style:style>
    <style:style style:name="P382" style:family="paragraph" style:parent-style-name="Standard">
      <style:text-properties officeooo:rsid="020e8b9b" officeooo:paragraph-rsid="020e8b9b" fo:background-color="#ffff00"/>
    </style:style>
    <style:style style:name="P383" style:family="paragraph" style:parent-style-name="Standard">
      <style:text-properties officeooo:rsid="0200293f" officeooo:paragraph-rsid="0200293f"/>
    </style:style>
    <style:style style:name="P384" style:family="paragraph" style:parent-style-name="Standard">
      <style:text-properties officeooo:rsid="02016f52" officeooo:paragraph-rsid="02016f52"/>
    </style:style>
    <style:style style:name="P385" style:family="paragraph" style:parent-style-name="Standard">
      <style:text-properties officeooo:rsid="020224ee" officeooo:paragraph-rsid="020224ee"/>
    </style:style>
    <style:style style:name="P386" style:family="paragraph" style:parent-style-name="Standard">
      <style:text-properties officeooo:rsid="01d37f9e" officeooo:paragraph-rsid="01d37f9e"/>
    </style:style>
    <style:style style:name="P387" style:family="paragraph" style:parent-style-name="Standard">
      <style:text-properties officeooo:rsid="0202ffa2" officeooo:paragraph-rsid="0202ffa2"/>
    </style:style>
    <style:style style:name="P388" style:family="paragraph" style:parent-style-name="Standard">
      <style:text-properties officeooo:rsid="02032e93" officeooo:paragraph-rsid="02032e93"/>
    </style:style>
    <style:style style:name="P389" style:family="paragraph" style:parent-style-name="Standard">
      <style:text-properties officeooo:rsid="01ff1c85" officeooo:paragraph-rsid="01ff1c85"/>
    </style:style>
    <style:style style:name="P390" style:family="paragraph" style:parent-style-name="Standard">
      <style:text-properties officeooo:rsid="0204b13f" officeooo:paragraph-rsid="0204b13f"/>
    </style:style>
    <style:style style:name="P391" style:family="paragraph" style:parent-style-name="Standard">
      <style:text-properties officeooo:rsid="017e3fb0" officeooo:paragraph-rsid="017e3fb0" fo:background-color="#ffffff"/>
    </style:style>
    <style:style style:name="P392" style:family="paragraph" style:parent-style-name="Standard">
      <style:text-properties officeooo:rsid="0205f85a" officeooo:paragraph-rsid="0205f85a" fo:background-color="#ffffff"/>
    </style:style>
    <style:style style:name="P393" style:family="paragraph" style:parent-style-name="Standard">
      <style:text-properties officeooo:rsid="0089ab38" officeooo:paragraph-rsid="0089ab38"/>
    </style:style>
    <style:style style:name="P394" style:family="paragraph" style:parent-style-name="Standard">
      <style:text-properties officeooo:rsid="02076d31" officeooo:paragraph-rsid="02076d31"/>
    </style:style>
    <style:style style:name="P395" style:family="paragraph" style:parent-style-name="Standard">
      <style:text-properties officeooo:rsid="01bf5c3d" officeooo:paragraph-rsid="01bf5c3d"/>
    </style:style>
    <style:style style:name="P396" style:family="paragraph" style:parent-style-name="Standard">
      <style:text-properties officeooo:rsid="0207f821" officeooo:paragraph-rsid="0207f821"/>
    </style:style>
    <style:style style:name="P397" style:family="paragraph" style:parent-style-name="Standard">
      <style:text-properties officeooo:rsid="0208dab9" officeooo:paragraph-rsid="0208dab9"/>
    </style:style>
    <style:style style:name="P398" style:family="paragraph" style:parent-style-name="Standard">
      <style:text-properties officeooo:rsid="0209e0fb" officeooo:paragraph-rsid="0209e0fb"/>
    </style:style>
    <style:style style:name="P399" style:family="paragraph" style:parent-style-name="Standard">
      <style:text-properties officeooo:rsid="020aeee6" officeooo:paragraph-rsid="020aeee6"/>
    </style:style>
    <style:style style:name="P400" style:family="paragraph" style:parent-style-name="Standard">
      <style:text-properties officeooo:rsid="00e60b13" officeooo:paragraph-rsid="00e60b13"/>
    </style:style>
    <style:style style:name="P401" style:family="paragraph" style:parent-style-name="Standard">
      <style:text-properties officeooo:rsid="020be619" officeooo:paragraph-rsid="020be619"/>
    </style:style>
    <style:style style:name="P402" style:family="paragraph" style:parent-style-name="Standard">
      <style:text-properties officeooo:rsid="020e3610" officeooo:paragraph-rsid="020e3610"/>
    </style:style>
    <style:style style:name="P403" style:family="paragraph" style:parent-style-name="Standard">
      <style:text-properties officeooo:rsid="020e8b9b" officeooo:paragraph-rsid="020e8b9b"/>
    </style:style>
    <style:style style:name="P404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05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1"><text:a xlink:type="simple" xlink:href="https://itsolutionstuff.com/post/laravel-56-crud-application-for-starterexample.html">https://itsolutionstuff.com/post/laravel-56-crud-application-for-starterexample.html</text:a></text:p>
      <text:p text:style-name="P391"/>
      <text:p text:style-name="P392"><text:a xlink:type="simple" xlink:href="https://appdividend.com/2017/09/02/laravel-5-5-validation-example-scratch/">https://appdividend.com/2017/09/02/laravel-5-5-validation-example-scratch/</text:a></text:p>
      <text:p text:style-name="P392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5">S3 bucket file upload <text:span text:style-name="T76">laravel</text:span></text:p>
      <text:p text:style-name="P210"/>
      <text:p text:style-name="P210"><text:a xlink:type="simple" xlink:href="https://appdividend.com/2018/05/22/laravel-cloud-file-upload-tutorial-with-example/">https://appdividend.com/2018/05/22/laravel-cloud-file-upload-tutorial-with-example/</text:a></text:p>
      <text:p text:style-name="P210"/>
      <text:p text:style-name="P401">S3 bucket file upload in php <text:span text:style-name="T77">with demo &amp; download</text:span></text:p>
      <text:p text:style-name="P401"/>
      <text:p text:style-name="P401"><text:a xlink:type="simple" xlink:href="https://www.9lessons.info/2012/08/upload-files-to-amazon-s3-php.html">https://www.9lessons.info/2012/08/upload-files-to-amazon-s3-php.html</text:a></text:p>
      <text:p text:style-name="P401"/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<text:soft-page-break/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><text:soft-page-break/></text:p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<text:soft-page-break/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351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2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3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oft-page-break/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<text:soft-page-break/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<text:soft-page-break/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<text:soft-page-break/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<text:soft-page-break/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><text:soft-page-break/></text:p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7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><text:soft-page-break/></text:p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394">some ref for understanding only : </text:p>
      <text:p text:style-name="P394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><text:soft-page-break/></text:p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5"/>
      <text:p text:style-name="P365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7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><text:soft-page-break/></text:p>
      <text:p text:style-name="P168"/>
      <text:p text:style-name="P168"/>
      <text:p text:style-name="P348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49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0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><text:soft-page-break/></text:p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6">Tarun bhai</text:p>
      <text:p text:style-name="P346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8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<text:soft-page-break/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<text:soft-page-break/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4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<text:soft-page-break/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5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6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6">install node &amp; npm</text:p>
      <text:p text:style-name="P366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<text:soft-page-break/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7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8">Date</text:p>
      <text:p text:style-name="P390"><text:s/></text:p>
      <text:p text:style-name="P390"><text:a xlink:type="simple" xlink:href="https://www.guru99.com/php-date-functions.html">https://www.guru99.com/php-date-functions.html</text:a></text:p>
      <text:p text:style-name="P390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><text:soft-page-break/></text:p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69">To integrate facebook, go to https://developers.facebook.com/.</text:p>
          <text:p text:style-name="P369"/>
        </text:list-item>
        <text:list-item>
          <text:p text:style-name="P369">From the My Apps dropdown, create the new app(if it is not created), after that go to settings, you will get the facebook app id and secret.</text:p>
          <text:p text:style-name="P369"/>
        </text:list-item>
        <text:list-item>
          <text:p text:style-name="P369">Now go to https://developers.facebook.com/tools/explorer/ and select your app.</text:p>
          <text:p text:style-name="P369"/>
        </text:list-item>
        <text:list-item>
          <text:p text:style-name="P369">Select "Get User Access Token" from dropdown (right of access token field) and select all permissions which is related to page access.</text:p>
        </text:list-item>
      </text:list>
      <text:p text:style-name="P289"/>
      <text:list xml:id="list180505638857922" text:continue-numbering="true" text:style-name="L1">
        <text:list-item>
          <text:p text:style-name="P369">Copy user access token and go to https://developers.facebook.com/tools/debug/accesstoken</text:p>
        </text:list-item>
      </text:list>
      <text:p text:style-name="P289"/>
      <text:list xml:id="list180505079983433" text:continue-numbering="true" text:style-name="L1">
        <text:list-item>
          <text:p text:style-name="P369">Paste copied token and press "Debug".</text:p>
        </text:list-item>
      </text:list>
      <text:p text:style-name="P289"/>
      <text:list xml:id="list180505216039421" text:continue-numbering="true" text:style-name="L1">
        <text:list-item>
          <text:p text:style-name="P369">Press "Extend Access Token" and copy the generated long-lived user access token.</text:p>
        </text:list-item>
      </text:list>
      <text:p text:style-name="P289"/>
      <text:list xml:id="list180505677765140" text:continue-numbering="true" text:style-name="L1">
        <text:list-item>
          <text:p text:style-name="P369">Now go to Graph API Explorer, Paste copied token into the "Access Token" field.</text:p>
        </text:list-item>
      </text:list>
      <text:p text:style-name="P289"/>
      <text:list xml:id="list180505434042824" text:continue-numbering="true" text:style-name="L1">
        <text:list-item>
          <text:p text:style-name="P369">Make a GET request with "PAGE_ID?fields=access_token"</text:p>
        </text:list-item>
      </text:list>
      <text:p text:style-name="P289"/>
      <text:list xml:id="list180505156215407" text:continue-numbering="true" text:style-name="L1">
        <text:list-item>
          <text:p text:style-name="P369">Find the permanent page access token in the response (node "access_token").</text:p>
        </text:list-item>
      </text:list>
      <text:p text:style-name="P289"/>
      <text:list xml:id="list180505067575357" text:continue-numbering="true" text:style-name="L1">
        <text:list-item>
          <text:p text:style-name="P369">Again go to access token debuger and Paste the permanent token and press "Debug" and you will see "Expires" should be "Never".</text:p>
        </text:list-item>
      </text:list>
      <text:p text:style-name="P289"/>
      <text:list xml:id="list180503552089218" text:continue-numbering="true" text:style-name="L1">
        <text:list-item>
          <text:p text:style-name="P369">Now use the final access token in the facebook details at website section of Track My Site.</text:p>
          <text:p text:style-name="P369"/>
        </text:list-item>
        <text:list-item>
          <text:p text:style-name="P369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<text:soft-page-break/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/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8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59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6"><text:a xlink:type="simple" xlink:href="https://www.codexworld.com/ajax-file-upload-with-form-data-jquery-php-mysql/">https://www.codexworld.com/ajax-file-upload-with-form-data-jquery-php-mysql/</text:a></text:p>
      <text:p text:style-name="P386"/>
      <text:p text:style-name="P387">$("#imgupload").on("change", function() {</text:p>
      <text:p text:style-name="P387"><text:s text:c="4"/>var file_data = $("#imgupload").prop("files")[0]; <text:s text:c="2"/></text:p>
      <text:p text:style-name="P387"><text:s text:c="4"/>var form_data = new FormData();</text:p>
      <text:p text:style-name="P387"><text:s text:c="4"/>form_data.append("file", file_data);</text:p>
      <text:p text:style-name="P387"><text:s text:c="4"/>// alert(form_data);</text:p>
      <text:p text:style-name="P387"><text:s text:c="4"/>$.ajax({</text:p>
      <text:p text:style-name="P387"><text:s text:c="8"/>url: "&lt;?php echo base_url();?&gt;Developmentusers/add_multiple/&lt;?php echo $event_id;?&gt;",</text:p>
      <text:p text:style-name="P387"><text:s text:c="8"/>cache: false,</text:p>
      <text:p text:style-name="P387"><text:s text:c="8"/>contentType: false,</text:p>
      <text:p text:style-name="P387"><text:s text:c="8"/>processData: false,</text:p>
      <text:p text:style-name="P387"><text:s text:c="8"/>data: form_data, <text:s text:c="24"/></text:p>
      <text:p text:style-name="P387"><text:s text:c="8"/>type: 'post',</text:p>
      <text:p text:style-name="P387"><text:s text:c="8"/>dataType: "text",</text:p>
      <text:p text:style-name="P387"><text:s text:c="8"/>success: function(result){</text:p>
      <text:p text:style-name="P387"><text:s text:c="11"/></text:p>
      <text:p text:style-name="P387"><text:s text:c="12"/>if(result=="success"){</text:p>
      <text:p text:style-name="P387"><text:s text:c="16"/>$(".success_alert").show().fadeOut(5000);</text:p>
      <text:p text:style-name="P387"><text:s text:c="17"/>history.go(-1);</text:p>
      <text:p text:style-name="P387"><text:s text:c="12"/>}else if(result=="invalid"){</text:p>
      <text:p text:style-name="P387"><text:s text:c="17"/>$(".invalid_alert").show().fadeOut(5000); <text:s text:c="2"/></text:p>
      <text:p text:style-name="P387"><text:s text:c="12"/>}else if(result=="not_match"){</text:p>
      <text:p text:style-name="P387"><text:s text:c="17"/>$(".not_match_alert").show().fadeOut(6000); <text:s text:c="2"/></text:p>
      <text:p text:style-name="P387"><text:s text:c="12"/>}</text:p>
      <text:p text:style-name="P387"><text:soft-page-break/><text:s text:c="12"/>else{</text:p>
      <text:p text:style-name="P387"><text:s text:c="16"/>$(".error_alert").show().fadeOut(5000); </text:p>
      <text:p text:style-name="P387"><text:s text:c="12"/>}</text:p>
      <text:p text:style-name="P387"><text:s text:c="12"/></text:p>
      <text:p text:style-name="P387"></text:p>
      <text:p text:style-name="P387"><text:s text:c="8"/>}</text:p>
      <text:p text:style-name="P387"><text:s text:c="4"/>});</text:p>
      <text:p text:style-name="P387">});</text:p>
      <text:p text:style-name="P304"/>
      <text:p text:style-name="P360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1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79">multiple row delete by checkbox</text:p>
      <text:p text:style-name="P396"/>
      <text:p text:style-name="P396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6"/>
      <text:p text:style-name="P304"/>
      <text:p text:style-name="P362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3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404">calender</text:p>
      <text:p text:style-name="P397"/>
      <text:p text:style-name="P397"><text:a xlink:type="simple" xlink:href="https://itsolutionstuff.com/post/codeigniter-fullcalendar-exampleexample.html">https://itsolutionstuff.com/post/codeigniter-fullcalendar-exampleexample.html</text:a></text:p>
      <text:p text:style-name="P397"/>
      <text:p text:style-name="P405">qr code scaneer</text:p>
      <text:p text:style-name="P398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8"/>
      <text:p text:style-name="P380">Laravel 5.7 - Google Recaptcha Code with Validation</text:p>
      <text:p text:style-name="P399"/>
      <text:p text:style-name="P399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><text:soft-page-break/></text:p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>alltest_comman_user</text:p>
      <text:p text:style-name="P320">WdI-^k7QW-20</text:p>
      <text:p text:style-name="P320"/>
      <text:p text:style-name="P320"/>
      <text:p text:style-name="P364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soft-page-break/><text:a xlink:type="simple" xlink:href="https://github.com/srchea/PHP-Push-WebSocket/">https://github.com/srchea/PHP-Push-WebSocket/</text:a></text:p>
      <text:p text:style-name="P330"/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oft-page-break/><text:s text:c="9"/>receiving data that send client to server <text:s/>in </text:p>
      <text:p text:style-name="P335"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2"><text:tab/>}</text:p>
      <text:p text:style-name="P336"/>
      <text:p text:style-name="P373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5">Paypal + braintee link</text:p>
      <text:p text:style-name="P374"/>
      <text:p text:style-name="P374"><text:a xlink:type="simple" xlink:href="https://developers.braintreepayments.com/guides/paypal/testing-go-live/php">https://developers.braintreepayments.com/guides/paypal/testing-go-live/php</text:a></text:p>
      <text:p text:style-name="P374"/>
      <text:p text:style-name="P383"><text:a xlink:type="simple" xlink:href="https://www.9lessons.info/2015/10/payment-system-with-braintree-paypal.html">https://www.9lessons.info/2015/10/payment-system-with-braintree-paypal.html</text:a></text:p>
      <text:p text:style-name="P383"/>
      <text:p text:style-name="P385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5"/>
      <text:p text:style-name="P383"/>
      <text:p text:style-name="P376">Stripe</text:p>
      <text:p text:style-name="P384"/>
      <text:p text:style-name="P384">my github</text:p>
      <text:p text:style-name="P384"/>
      <text:p text:style-name="P377">Generate thumb from image</text:p>
      <text:p text:style-name="P388"/>
      <text:p text:style-name="P388"><text:a xlink:type="simple" xlink:href="https://webcheatsheet.com/php/create_thumbnail_images.php">https://webcheatsheet.com/php/create_thumbnail_images.php</text:a></text:p>
      <text:p text:style-name="P388"/>
      <text:p text:style-name="P388"/>
      <text:p text:style-name="P342"/>
      <text:p text:style-name="P389">$('#element option[value="no"]').attr("selected", "selected");</text:p>
      <text:p text:style-name="P389"/>
      <text:p text:style-name="P389"><text:soft-page-break/></text:p>
      <text:p text:style-name="P381">studio t3 installation</text:p>
      <text:p text:style-name="P402"/>
      <text:p text:style-name="P402">cd ~/Downloads</text:p>
      <text:p text:style-name="P402">wget https://download.studio3t.com/studio-3t/linux/2018.1.0/studio-3t-linux-x64.tar.gz</text:p>
      <text:p text:style-name="P402">tar -xzf studio-3t-linux-x64.tar.gz</text:p>
      <text:p text:style-name="P402">sh studio-3t-linux-x64-no-shell.sh</text:p>
      <text:p text:style-name="P389"/>
      <text:p text:style-name="P389"/>
      <text:p text:style-name="P382">AWS <text:s/>EC2 &amp; elastic ip generate &amp; allocate</text:p>
      <text:p text:style-name="P382"/>
      <text:p text:style-name="P403"><text:a xlink:type="simple" xlink:href="https://www.guru99.com/creating-amazon-ec2-instance.html">https://www.guru99.com/creating-amazon-ec2-instance.html</text:a></text:p>
      <text:p text:style-name="P4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9DT2H47M58S</meta:editing-duration>
    <meta:editing-cycles>412</meta:editing-cycles>
    <meta:generator>LibreOffice/4.2.3.3$Linux_X86_64 LibreOffice_project/420m0$Build-3</meta:generator>
    <dc:date>2018-10-22T18:05:03.224548620</dc:date>
    <meta:document-statistic meta:table-count="0" meta:image-count="0" meta:object-count="0" meta:page-count="34" meta:paragraph-count="1092" meta:word-count="3746" meta:character-count="40742" meta:non-whitespace-character-count="34541"/>
  </office:meta>
</office:document-meta>
</file>